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 Core Team (2019). R: A language and</text:p>
      <text:p text:style-name="Standard"><text:s text:c="2"/>environment for statistical computing. R</text:p>
      <text:p text:style-name="Standard"><text:s text:c="2"/>Foundation for Statistical Computing,</text:p>
      <text:p text:style-name="Standard"><text:s text:c="2"/>Vienna, Austria. URL</text:p>
      <text:p text:style-name="Standard"><text:s text:c="2"/><text:a xlink:type="simple" xlink:href="https://www.R-project.org/" text:style-name="Internet_20_link" text:visited-style-name="Visited_20_Internet_20_Link">https://www.R-project.org/</text:a>.</text:p>
      <text:p text:style-name="Standard"/>
      <text:p text:style-name="Standard"/>
      <text:p text:style-name="Standard">Kirill Müller, Hadley Wickham, David A.</text:p>
      <text:p text:style-name="Standard"><text:s text:c="2"/>James and Seth Falcon (2018). RSQLite:</text:p>
      <text:p text:style-name="Standard"><text:s text:c="2"/>'SQLite' Interface for R. R package</text:p>
      <text:p text:style-name="Standard"><text:s text:c="2"/>version 2.1.1.</text:p>
      <text:p text:style-name="Standard"><text:s text:c="2"/><text:a xlink:type="simple" xlink:href="https://CRAN.R-project.org/package=RSQLite" text:style-name="Internet_20_link" text:visited-style-name="Visited_20_Internet_20_Link">https://CRAN.R-project.org/package=RSQLite</text:a></text:p>
      <text:p text:style-name="Standard"/>
      <text:p text:style-name="Standard">Roger Bivand and Nicholas Lewin-Koh</text:p>
      <text:p text:style-name="Standard"><text:s text:c="2"/>(2018). maptools: Tools for Handling</text:p>
      <text:p text:style-name="Standard"><text:s text:c="2"/>Spatial Objects. R package version 0.9-4.</text:p>
      <text:p text:style-name="Standard"><text:s text:c="2"/><text:a xlink:type="simple" xlink:href="https://CRAN.R-project.org/package=maptools" text:style-name="Internet_20_link" text:visited-style-name="Visited_20_Internet_20_Link">https://CRAN.R-project.org/package=maptools</text:a></text:p>
      <text:p text:style-name="Standard"/>
      <text:p text:style-name="Standard">Original S code by Richard A. Becker,</text:p>
      <text:p text:style-name="Standard"><text:s text:c="2"/>Allan R. Wilks. R version by Ray</text:p>
      <text:p text:style-name="Standard"><text:s text:c="2"/>Brownrigg. Enhancements by Thomas P Minka</text:p>
      <text:p text:style-name="Standard"><text:s text:c="2"/>and Alex Deckmyn. (2018). maps: Draw</text:p>
      <text:p text:style-name="Standard"><text:s text:c="2"/>Geographical Maps. R package version</text:p>
      <text:p text:style-name="Standard"><text:s text:c="2"/>3.3.0.</text:p>
      <text:p text:style-name="Standard"><text:s text:c="2"/><text:a xlink:type="simple" xlink:href="https://CRAN.R-project.org/package=maps" text:style-name="Internet_20_link" text:visited-style-name="Visited_20_Internet_20_Link">https://CRAN.R-project.org/package=maps</text:a></text:p>
      <text:p text:style-name="Standard"/>
      <text:p text:style-name="Standard">Roger Koenker (2018). quantreg: Quantile</text:p>
      <text:p text:style-name="Standard"><text:s text:c="2"/>Regression. R package version 5.38.</text:p>
      <text:p text:style-name="Standard"><text:s text:c="2"/><text:a xlink:type="simple" xlink:href="https://CRAN.R-project.org/package=quantreg" text:style-name="Internet_20_link" text:visited-style-name="Visited_20_Internet_20_Link">https://CRAN.R-project.org/package=quantreg</text:a></text:p>
      <text:p text:style-name="Standard"/>
      <text:p text:style-name="Standard">Mincer, J. (1974). Schooling, experience, and earnings. New York: National Bureau of Economic Research, Columbia University 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39:23.839487375</meta:creation-date>
    <dc:date>2019-06-14T18:43:22.005408130</dc:date>
    <meta:editing-duration>PT3M59S</meta:editing-duration>
    <meta:editing-cycles>1</meta:editing-cycles>
    <meta:document-statistic meta:table-count="0" meta:image-count="0" meta:object-count="0" meta:page-count="1" meta:paragraph-count="25" meta:word-count="120" meta:character-count="997" meta:non-whitespace-character-count="864"/>
    <meta:generator>LibreOffice/6.2.4.2.0$Linux_X86_64 LibreOffice_project/20$Build-2</meta:generator>
  </office:meta>
</office:document-meta>
</file>